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"Ancient
Wyvern Scale"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"P-Memories"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9T18:03:52+01:00</meta:creation-date>
    <dc:date>2020-03-19T18:03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